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NewRomanPSMT" svg:font-family="TimesNewRomanPSMT" style:font-family-generic="roman" style:font-pitch="variable"/>
  </office:font-face-decls>
  <office:automatic-styles>
    <style:style style:name="P1" style:family="paragraph" style:parent-style-name="Standard">
      <style:text-properties officeooo:rsid="0001251c" officeooo:paragraph-rsid="0001251c"/>
    </style:style>
    <style:style style:name="P2" style:family="paragraph" style:parent-style-name="Standard">
      <style:text-properties officeooo:rsid="0001251c" officeooo:paragraph-rsid="00099086"/>
    </style:style>
    <style:style style:name="P3" style:family="paragraph" style:parent-style-name="Standard">
      <style:text-properties officeooo:rsid="00045a72" officeooo:paragraph-rsid="00045a72"/>
    </style:style>
    <style:style style:name="P4" style:family="paragraph" style:parent-style-name="Standard">
      <style:text-properties fo:color="#2a6099" loext:opacity="100%" style:font-name="TimesNewRomanPSMT" fo:font-size="11pt" fo:font-style="normal" fo:font-weight="normal" officeooo:rsid="00045a72" officeooo:paragraph-rsid="00045a72" style:font-size-asian="11pt" style:font-style-asian="normal" style:font-weight-asian="normal"/>
    </style:style>
    <style:style style:name="P5" style:family="paragraph" style:parent-style-name="Standard">
      <style:text-properties fo:color="#2a6099" loext:opacity="100%" style:font-name="TimesNewRomanPSMT" fo:font-size="11pt" fo:font-style="normal" fo:font-weight="normal" officeooo:rsid="00050fbe" officeooo:paragraph-rsid="00050fbe" style:font-size-asian="11pt" style:font-style-asian="normal" style:font-weight-asian="normal"/>
    </style:style>
    <style:style style:name="P6" style:family="paragraph" style:parent-style-name="Standard">
      <style:text-properties fo:color="#2a6099" loext:opacity="100%" style:font-name="TimesNewRomanPSMT" fo:font-size="11pt" fo:font-style="normal" fo:font-weight="normal" officeooo:rsid="0005b4c0" officeooo:paragraph-rsid="0005b4c0" style:font-size-asian="11pt" style:font-style-asian="normal" style:font-weight-asian="normal"/>
    </style:style>
    <style:style style:name="P7" style:family="paragraph" style:parent-style-name="Standard">
      <style:text-properties officeooo:rsid="00050fbe" officeooo:paragraph-rsid="00050fbe"/>
    </style:style>
    <style:style style:name="P8" style:family="paragraph" style:parent-style-name="Standard">
      <style:text-properties officeooo:rsid="0001251c" officeooo:paragraph-rsid="00099086"/>
    </style:style>
    <style:style style:name="T1" style:family="text">
      <style:text-properties fo:color="#2a6099" loext:opacity="100%" style:font-name="TimesNewRomanPSMT" fo:font-size="11pt" fo:font-style="normal" fo:font-weight="normal" style:font-size-asian="11pt" style:font-style-asian="normal" style:font-weight-asian="normal"/>
    </style:style>
    <style:style style:name="T2" style:family="text">
      <style:text-properties fo:color="#2a6099" loext:opacity="100%" style:font-name="TimesNewRomanPSMT" fo:font-size="11pt" fo:font-style="normal" fo:font-weight="normal" officeooo:rsid="00026cd8" style:font-size-asian="11pt" style:font-style-asian="normal" style:font-weight-asian="normal"/>
    </style:style>
    <style:style style:name="T3" style:family="text">
      <style:text-properties fo:color="#2a6099" loext:opacity="100%" style:font-name="TimesNewRomanPSMT" fo:font-size="11pt" fo:font-style="normal" fo:font-weight="normal" officeooo:rsid="0002fa56" style:font-size-asian="11pt" style:font-style-asian="normal" style:font-weight-asian="normal"/>
    </style:style>
    <style:style style:name="T4" style:family="text">
      <style:text-properties fo:color="#2a6099" loext:opacity="100%" style:font-name="TimesNewRomanPSMT" fo:font-size="11pt" fo:font-style="normal" fo:font-weight="normal" officeooo:rsid="00042b49" style:font-size-asian="11pt" style:font-style-asian="normal" style:font-weight-asian="normal"/>
    </style:style>
    <style:style style:name="T5" style:family="text">
      <style:text-properties fo:color="#2a6099" loext:opacity="100%" style:font-name="TimesNewRomanPSMT" fo:font-size="11pt" fo:font-style="normal" fo:font-weight="normal" officeooo:rsid="00050fbe" style:font-size-asian="11pt" style:font-style-asian="normal" style:font-weight-asian="normal"/>
    </style:style>
    <style:style style:name="T6" style:family="text">
      <style:text-properties fo:color="#2a6099" loext:opacity="100%" style:font-name="TimesNewRomanPSMT" fo:font-size="11pt" fo:font-style="normal" fo:font-weight="normal" officeooo:rsid="00099086" style:font-size-asian="11pt" style:font-style-asian="normal" style:font-weight-asian="normal"/>
    </style:style>
    <style:style style:name="T7" style:family="text">
      <style:text-properties fo:color="#2a6099" loext:opacity="100%" style:font-name="TimesNewRomanPSMT" fo:font-size="11pt" fo:font-style="normal" fo:font-weight="normal" officeooo:rsid="000e0aeb" style:font-size-asian="11pt" style:font-style-asian="normal" style:font-weight-asian="normal"/>
    </style:style>
    <style:style style:name="T8" style:family="text">
      <style:text-properties fo:color="#2a6099" loext:opacity="100%" style:font-name="TimesNewRomanPSMT" fo:font-size="11pt" fo:font-style="normal" fo:font-weight="normal" officeooo:rsid="000f89a5" style:font-size-asian="11pt" style:font-style-asian="normal" style:font-weight-asian="normal"/>
    </style:style>
    <style:style style:name="T9" style:family="text">
      <style:text-properties officeooo:rsid="0005b4c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cterial Fluctuations in double emulsions</text:p>
      <text:p text:style-name="P1">MITI report Feb, 2022</text:p>
      <text:p text:style-name="P1"/>
      <text:p text:style-name="P7">Project description 15%</text:p>
      <text:p text:style-name="P2"><text:span text:style-name="T1">Original non-equilibrium phenomena arise in active matter in the presence of confinement.</text:span><text:span text:style-name="T2"> In this project, we aim to investigate </text:span><text:span text:style-name="T6">the swimming of bacteria confined by</text:span><text:span text:style-name="T2"> double emulsions, </text:span><text:span text:style-name="T6">which </text:span><text:span text:style-name="T2">have </text:span><text:span text:style-name="T3">gained significant popularity in </text:span><text:span text:style-name="T6">food, cosmetic, </text:span><text:span text:style-name="T7">therapeutic</text:span><text:span text:style-name="T6"> and many other </text:span><text:span text:style-name="T3">industries. </text:span><text:span text:style-name="T7">We first investigate the motion of passive oil droplets in active bacterial baths. Then we investigate how the special confinement presented by double emulsions influences the swimming of bacteria. We demonstrate a well controlled experimental system to probe the properties of active matter. Our results will provide key experimental evidence for generalizing fluctuation theorem to active matter. Moreover, </text:span><text:span text:style-name="T8">we have observed a “jamming” phenomenon, which can be reversed by external forcing. Further investigations into such phenomenon may provide insights into the dynamics of collective motions under confinement.</text:span></text:p>
      <text:p text:style-name="P2"><text:span text:style-name="T7"/></text:p>
      <text:p text:style-name="P5">Assessments: methodology, key implementations and results 50%</text:p>
      <text:p text:style-name="P3"><text:span text:style-name="T2">P</text:span><text:span text:style-name="T1">rogress – I) </text:span><text:span text:style-name="T2">W</text:span><text:span text:style-name="T4">ell controlled experimental system, and robust characterization techniques: </text:span><text:span text:style-name="T5">microfluidic device, 3D tracking system and automatic tracking software for image analysis</text:span><text:span text:style-name="T4">. </text:span><text:span text:style-name="T1">ii) Collaboration with theorists, </text:span><text:span text:style-name="T5">good agreement at low concentration limit,</text:span><text:span text:style-name="T1"> </text:span><text:span text:style-name="T5">iii) challenge at high concentration – steady state, droplet lifetime is a function of droplet size</text:span></text:p>
      <text:p text:style-name="P4"/>
      <text:p text:style-name="P5">Plan and outlook 35%</text:p>
      <text:p text:style-name="P5">I) Obtain steady state at high concentration: good improvement has been made by adding L-serine to the swimming buffer and reduce blue laser exposure. </text:p>
      <text:p text:style-name="P5">ii) Vigorous collective motions <text:span text:style-name="T9">have been observed in water droplets, even as tiny as several bacterial length in diameter. We can gain insight into the survival strategies of microorganism by characterizing these collective motions, which will lay the foundation for artificial active material design.</text:span></text:p>
      <text:p text:style-name="P6">Iii) A limiting case of our experiment is a double emulsion with the inner droplet almost as large as the outer drople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7T10:04:38.738000000</meta:creation-date>
    <dc:date>2022-01-28T19:19:52.851000000</dc:date>
    <meta:editing-duration>PT10H3M53S</meta:editing-duration>
    <meta:editing-cycles>6</meta:editing-cycles>
    <meta:generator>LibreOffice/7.2.0.4$Windows_X86_64 LibreOffice_project/9a9c6381e3f7a62afc1329bd359cc48accb6435b</meta:generator>
    <meta:document-statistic meta:table-count="0" meta:image-count="0" meta:object-count="0" meta:page-count="1" meta:paragraph-count="10" meta:word-count="287" meta:character-count="1997" meta:non-whitespace-character-count="1717"/>
  </office:meta>
</office:document-meta>
</file>